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835in"/>
    </style:style>
    <style:style style:name="co2" style:family="table-column">
      <style:table-column-properties fo:break-before="auto" style:column-width="1.6417in"/>
    </style:style>
    <style:style style:name="co3" style:family="table-column">
      <style:table-column-properties fo:break-before="auto" style:column-width="1.6516in"/>
    </style:style>
    <style:style style:name="co4" style:family="table-column">
      <style:table-column-properties fo:break-before="auto" style:column-width="1.4327in"/>
    </style:style>
    <style:style style:name="co5" style:family="table-column">
      <style:table-column-properties fo:break-before="auto" style:column-width="1.4028in"/>
    </style:style>
    <style:style style:name="co6" style:family="table-column">
      <style:table-column-properties fo:break-before="auto" style:column-width="1.5917in"/>
    </style:style>
    <style:style style:name="co7" style:family="table-column">
      <style:table-column-properties fo:break-before="auto" style:column-width="1.5126in"/>
    </style:style>
    <style:style style:name="co8" style:family="table-column">
      <style:table-column-properties fo:break-before="auto" style:column-width="0.8902in"/>
    </style:style>
    <style:style style:name="co9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6" style:family="table-cell" style:parent-style-name="Default" style:data-style-name="N11"/>
    <style:style style:name="ce7" style:family="table-cell" style:parent-style-name="Default" style:data-style-name="N11"/>
    <style:style style:name="ce8" style:family="table-cell" style:parent-style-name="Default"/>
    <style:style style:name="ce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6345" table:default-cell-style-name="Default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 = 5</text:p>
          </table:table-cell>
          <table:table-cell table:number-columns-repeated="37"/>
          <table:table-cell table:style-name="ce3" office:value-type="string" calcext:value-type="string">
            <text:p>TOTAL TIME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ption 0</text:p>
          </table:table-cell>
          <table:table-cell office:value-type="float" office:value="0.141657590866089" calcext:value-type="float">
            <text:p>0.141657590866089</text:p>
          </table:table-cell>
          <table:table-cell office:value-type="float" office:value="0.134401798248291" calcext:value-type="float">
            <text:p>0.134401798248291</text:p>
          </table:table-cell>
          <table:table-cell office:value-type="float" office:value="0.178700685501099" calcext:value-type="float">
            <text:p>0.178700685501099</text:p>
          </table:table-cell>
          <table:table-cell office:value-type="float" office:value="0.231640338897705" calcext:value-type="float">
            <text:p>0.231640338897705</text:p>
          </table:table-cell>
          <table:table-cell office:value-type="float" office:value="0.351069688796997" calcext:value-type="float">
            <text:p>0.351069688796997</text:p>
          </table:table-cell>
          <table:table-cell office:value-type="float" office:value="0.599222183227539" calcext:value-type="float">
            <text:p>0.599222183227539</text:p>
          </table:table-cell>
          <table:table-cell office:value-type="float" office:value="1.11732530593872" calcext:value-type="float">
            <text:p>1.11732530593872</text:p>
          </table:table-cell>
          <table:table-cell office:value-type="float" office:value="0.134826421737671" calcext:value-type="float">
            <text:p>0.134826421737671</text:p>
          </table:table-cell>
          <table:table-cell office:value-type="float" office:value="0.224540710449219" calcext:value-type="float">
            <text:p>0.224540710449219</text:p>
          </table:table-cell>
          <table:table-cell office:value-type="float" office:value="0.350809574127197" calcext:value-type="float">
            <text:p>0.350809574127197</text:p>
          </table:table-cell>
          <table:table-cell office:value-type="float" office:value="0.584920406341553" calcext:value-type="float">
            <text:p>0.584920406341553</text:p>
          </table:table-cell>
          <table:table-cell office:value-type="float" office:value="1.13202834129334" calcext:value-type="float">
            <text:p>1.13202834129334</text:p>
          </table:table-cell>
          <table:table-cell office:value-type="float" office:value="0.216353416442871" calcext:value-type="float">
            <text:p>0.216353416442871</text:p>
          </table:table-cell>
          <table:table-cell office:value-type="float" office:value="0.55183744430542" calcext:value-type="float">
            <text:p>0.55183744430542</text:p>
          </table:table-cell>
          <table:table-cell office:value-type="float" office:value="0.990027189254761" calcext:value-type="float">
            <text:p>0.990027189254761</text:p>
          </table:table-cell>
          <table:table-cell office:value-type="float" office:value="0.224634647369385" calcext:value-type="float">
            <text:p>0.224634647369385</text:p>
          </table:table-cell>
          <table:table-cell office:value-type="float" office:value="0.585744619369507" calcext:value-type="float">
            <text:p>0.585744619369507</text:p>
          </table:table-cell>
          <table:table-cell office:value-type="float" office:value="1.1174304485321" calcext:value-type="float">
            <text:p>1.1174304485321</text:p>
          </table:table-cell>
          <table:table-cell office:value-type="float" office:value="0.504167079925537" calcext:value-type="float">
            <text:p>0.504167079925537</text:p>
          </table:table-cell>
          <table:table-cell office:value-type="float" office:value="0.969762802124023" calcext:value-type="float">
            <text:p>0.969762802124023</text:p>
          </table:table-cell>
          <table:table-cell office:value-type="float" office:value="0.551806211471558" calcext:value-type="float">
            <text:p>0.551806211471558</text:p>
          </table:table-cell>
          <table:table-cell office:value-type="float" office:value="0.994173526763916" calcext:value-type="float">
            <text:p>0.994173526763916</text:p>
          </table:table-cell>
          <table:table-cell office:value-type="float" office:value="0.596198797225952" calcext:value-type="float">
            <text:p>0.596198797225952</text:p>
          </table:table-cell>
          <table:table-cell office:value-type="float" office:value="1.12036800384521" calcext:value-type="float">
            <text:p>1.12036800384521</text:p>
          </table:table-cell>
          <table:table-cell office:value-type="float" office:value="0.847956895828247" calcext:value-type="float">
            <text:p>0.847956895828247</text:p>
          </table:table-cell>
          <table:table-cell office:value-type="float" office:value="0.892451763153076" calcext:value-type="float">
            <text:p>0.892451763153076</text:p>
          </table:table-cell>
          <table:table-cell office:value-type="float" office:value="0.894938230514526" calcext:value-type="float">
            <text:p>0.894938230514526</text:p>
          </table:table-cell>
          <table:table-cell office:value-type="float" office:value="0.970846176147461" calcext:value-type="float">
            <text:p>0.970846176147461</text:p>
          </table:table-cell>
          <table:table-cell office:value-type="float" office:value="1.10725045204163" calcext:value-type="float">
            <text:p>1.10725045204163</text:p>
          </table:table-cell>
          <table:table-cell office:value-type="float" office:value="0.797228097915649" calcext:value-type="float">
            <text:p>0.797228097915649</text:p>
          </table:table-cell>
          <table:table-cell office:value-type="float" office:value="0.842719078063965" calcext:value-type="float">
            <text:p>0.842719078063965</text:p>
          </table:table-cell>
          <table:table-cell office:value-type="float" office:value="0.864826202392578" calcext:value-type="float">
            <text:p>0.864826202392578</text:p>
          </table:table-cell>
          <table:table-cell office:value-type="float" office:value="0.873355865478516" calcext:value-type="float">
            <text:p>0.873355865478516</text:p>
          </table:table-cell>
          <table:table-cell office:value-type="float" office:value="0.994317770004273" calcext:value-type="float">
            <text:p>0.994317770004273</text:p>
          </table:table-cell>
          <table:table-cell office:value-type="float" office:value="1.02753520011902" calcext:value-type="float">
            <text:p>1.02753520011902</text:p>
          </table:table-cell>
          <table:table-cell office:value-type="float" office:value="1.11793661117554" calcext:value-type="float">
            <text:p>1.11793661117554</text:p>
          </table:table-cell>
          <table:table-cell/>
          <table:table-cell table:formula="of:=SUM([.B3:.AK3])" office:value-type="float" office:value="24.8350095748901" calcext:value-type="float">
            <text:p>24.835009574890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ption 1</text:p>
          </table:table-cell>
          <table:table-cell office:value-type="float" office:value="0.143177032470703" calcext:value-type="float">
            <text:p>0.143177032470703</text:p>
          </table:table-cell>
          <table:table-cell office:value-type="float" office:value="0.134362697601318" calcext:value-type="float">
            <text:p>0.134362697601318</text:p>
          </table:table-cell>
          <table:table-cell office:value-type="float" office:value="0.149648189544678" calcext:value-type="float">
            <text:p>0.149648189544678</text:p>
          </table:table-cell>
          <table:table-cell office:value-type="float" office:value="0.193589210510254" calcext:value-type="float">
            <text:p>0.193589210510254</text:p>
          </table:table-cell>
          <table:table-cell office:value-type="float" office:value="0.260396242141724" calcext:value-type="float">
            <text:p>0.260396242141724</text:p>
          </table:table-cell>
          <table:table-cell office:value-type="float" office:value="0.546328783035278" calcext:value-type="float">
            <text:p>0.546328783035278</text:p>
          </table:table-cell>
          <table:table-cell office:value-type="float" office:value="1.62558603286743" calcext:value-type="float">
            <text:p>1.62558603286743</text:p>
          </table:table-cell>
          <table:table-cell office:value-type="float" office:value="0.130875587463379" calcext:value-type="float">
            <text:p>0.130875587463379</text:p>
          </table:table-cell>
          <table:table-cell office:value-type="float" office:value="0.188180685043335" calcext:value-type="float">
            <text:p>0.188180685043335</text:p>
          </table:table-cell>
          <table:table-cell office:value-type="float" office:value="0.260200977325439" calcext:value-type="float">
            <text:p>0.260200977325439</text:p>
          </table:table-cell>
          <table:table-cell office:value-type="float" office:value="0.546656131744385" calcext:value-type="float">
            <text:p>0.546656131744385</text:p>
          </table:table-cell>
          <table:table-cell office:value-type="float" office:value="1.61585736274719" calcext:value-type="float">
            <text:p>1.61585736274719</text:p>
          </table:table-cell>
          <table:table-cell office:value-type="float" office:value="0.157960653305054" calcext:value-type="float">
            <text:p>0.157960653305054</text:p>
          </table:table-cell>
          <table:table-cell office:value-type="float" office:value="0.332128047943115" calcext:value-type="float">
            <text:p>0.332128047943115</text:p>
          </table:table-cell>
          <table:table-cell office:value-type="float" office:value="0.80682635307312" calcext:value-type="float">
            <text:p>0.80682635307312</text:p>
          </table:table-cell>
          <table:table-cell office:value-type="float" office:value="0.191216230392456" calcext:value-type="float">
            <text:p>0.191216230392456</text:p>
          </table:table-cell>
          <table:table-cell office:value-type="float" office:value="0.54290771484375" calcext:value-type="float">
            <text:p>0.54290771484375</text:p>
          </table:table-cell>
          <table:table-cell office:value-type="float" office:value="1.61966800689697" calcext:value-type="float">
            <text:p>1.61966800689697</text:p>
          </table:table-cell>
          <table:table-cell office:value-type="float" office:value="0.204658985137939" calcext:value-type="float">
            <text:p>0.204658985137939</text:p>
          </table:table-cell>
          <table:table-cell office:value-type="float" office:value="0.351996898651123" calcext:value-type="float">
            <text:p>0.351996898651123</text:p>
          </table:table-cell>
          <table:table-cell office:value-type="float" office:value="0.335456132888794" calcext:value-type="float">
            <text:p>0.335456132888794</text:p>
          </table:table-cell>
          <table:table-cell office:value-type="float" office:value="0.797512769699097" calcext:value-type="float">
            <text:p>0.797512769699097</text:p>
          </table:table-cell>
          <table:table-cell office:value-type="float" office:value="0.544262409210205" calcext:value-type="float">
            <text:p>0.544262409210205</text:p>
          </table:table-cell>
          <table:table-cell office:value-type="float" office:value="1.63124752044678" calcext:value-type="float">
            <text:p>1.63124752044678</text:p>
          </table:table-cell>
          <table:table-cell office:value-type="float" office:value="0.196807861328125" calcext:value-type="float">
            <text:p>0.196807861328125</text:p>
          </table:table-cell>
          <table:table-cell office:value-type="float" office:value="0.350871324539185" calcext:value-type="float">
            <text:p>0.350871324539185</text:p>
          </table:table-cell>
          <table:table-cell office:value-type="float" office:value="0.451113224029541" calcext:value-type="float">
            <text:p>0.451113224029541</text:p>
          </table:table-cell>
          <table:table-cell office:value-type="float" office:value="0.796655416488648" calcext:value-type="float">
            <text:p>0.796655416488648</text:p>
          </table:table-cell>
          <table:table-cell office:value-type="float" office:value="1.64353203773499" calcext:value-type="float">
            <text:p>1.64353203773499</text:p>
          </table:table-cell>
          <table:table-cell office:value-type="float" office:value="0.144984722137451" calcext:value-type="float">
            <text:p>0.144984722137451</text:p>
          </table:table-cell>
          <table:table-cell office:value-type="float" office:value="0.19497275352478" calcext:value-type="float">
            <text:p>0.19497275352478</text:p>
          </table:table-cell>
          <table:table-cell office:value-type="float" office:value="0.243685722351074" calcext:value-type="float">
            <text:p>0.243685722351074</text:p>
          </table:table-cell>
          <table:table-cell office:value-type="float" office:value="0.353238105773926" calcext:value-type="float">
            <text:p>0.353238105773926</text:p>
          </table:table-cell>
          <table:table-cell office:value-type="float" office:value="0.447487592697144" calcext:value-type="float">
            <text:p>0.447487592697144</text:p>
          </table:table-cell>
          <table:table-cell office:value-type="float" office:value="0.784446001052856" calcext:value-type="float">
            <text:p>0.784446001052856</text:p>
          </table:table-cell>
          <table:table-cell office:value-type="float" office:value="1.6431884765625" calcext:value-type="float">
            <text:p>1.6431884765625</text:p>
          </table:table-cell>
          <table:table-cell/>
          <table:table-cell table:formula="of:=SUM([.B4:.AK4])" office:value-type="float" office:value="20.5616838932037" calcext:value-type="float">
            <text:p>20.5616838932037</text:p>
          </table:table-cell>
          <table:table-cell table:number-columns-repeated="1634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ifference</text:p>
          </table:table-cell>
          <table:table-cell table:formula="of:=[.B3]-[.B4]" office:value-type="float" office:value="-0.00151944160461398" calcext:value-type="float">
            <text:p>-0.00151944160461398</text:p>
          </table:table-cell>
          <table:table-cell table:formula="of:=[.C3]-[.C4]" office:value-type="float" office:value="0.0000391006469729893" calcext:value-type="float">
            <text:p>3.91006469729893E-05</text:p>
          </table:table-cell>
          <table:table-cell table:formula="of:=[.D3]-[.D4]" office:value-type="float" office:value="0.029052495956421" calcext:value-type="float">
            <text:p>0.029052495956421</text:p>
          </table:table-cell>
          <table:table-cell table:formula="of:=[.E3]-[.E4]" office:value-type="float" office:value="0.038051128387451" calcext:value-type="float">
            <text:p>0.038051128387451</text:p>
          </table:table-cell>
          <table:table-cell table:formula="of:=[.F3]-[.F4]" office:value-type="float" office:value="0.090673446655273" calcext:value-type="float">
            <text:p>0.090673446655273</text:p>
          </table:table-cell>
          <table:table-cell table:formula="of:=[.G3]-[.G4]" office:value-type="float" office:value="0.052893400192261" calcext:value-type="float">
            <text:p>0.052893400192261</text:p>
          </table:table-cell>
          <table:table-cell table:formula="of:=[.H3]-[.H4]" office:value-type="float" office:value="-0.50826072692871" calcext:value-type="float">
            <text:p>-0.50826072692871</text:p>
          </table:table-cell>
          <table:table-cell table:formula="of:=[.I3]-[.I4]" office:value-type="float" office:value="0.00395083427429202" calcext:value-type="float">
            <text:p>0.00395083427429202</text:p>
          </table:table-cell>
          <table:table-cell table:formula="of:=[.J3]-[.J4]" office:value-type="float" office:value="0.036360025405884" calcext:value-type="float">
            <text:p>0.036360025405884</text:p>
          </table:table-cell>
          <table:table-cell table:formula="of:=[.K3]-[.K4]" office:value-type="float" office:value="0.090608596801758" calcext:value-type="float">
            <text:p>0.090608596801758</text:p>
          </table:table-cell>
          <table:table-cell table:formula="of:=[.L3]-[.L4]" office:value-type="float" office:value="0.038264274597168" calcext:value-type="float">
            <text:p>0.038264274597168</text:p>
          </table:table-cell>
          <table:table-cell table:formula="of:=[.M3]-[.M4]" office:value-type="float" office:value="-0.48382902145385" calcext:value-type="float">
            <text:p>-0.48382902145385</text:p>
          </table:table-cell>
          <table:table-cell table:formula="of:=[.N3]-[.N4]" office:value-type="float" office:value="0.058392763137817" calcext:value-type="float">
            <text:p>0.058392763137817</text:p>
          </table:table-cell>
          <table:table-cell table:formula="of:=[.O3]-[.O4]" office:value-type="float" office:value="0.219709396362305" calcext:value-type="float">
            <text:p>0.219709396362305</text:p>
          </table:table-cell>
          <table:table-cell table:formula="of:=[.P3]-[.P4]" office:value-type="float" office:value="0.183200836181641" calcext:value-type="float">
            <text:p>0.183200836181641</text:p>
          </table:table-cell>
          <table:table-cell table:formula="of:=[.Q3]-[.Q4]" office:value-type="float" office:value="0.033418416976929" calcext:value-type="float">
            <text:p>0.033418416976929</text:p>
          </table:table-cell>
          <table:table-cell table:formula="of:=[.R3]-[.R4]" office:value-type="float" office:value="0.042836904525757" calcext:value-type="float">
            <text:p>0.042836904525757</text:p>
          </table:table-cell>
          <table:table-cell table:formula="of:=[.S3]-[.S4]" office:value-type="float" office:value="-0.50223755836487" calcext:value-type="float">
            <text:p>-0.50223755836487</text:p>
          </table:table-cell>
          <table:table-cell table:formula="of:=[.T3]-[.T4]" office:value-type="float" office:value="0.299508094787598" calcext:value-type="float">
            <text:p>0.299508094787598</text:p>
          </table:table-cell>
          <table:table-cell table:formula="of:=[.U3]-[.U4]" office:value-type="float" office:value="0.6177659034729" calcext:value-type="float">
            <text:p>0.6177659034729</text:p>
          </table:table-cell>
          <table:table-cell table:formula="of:=[.V3]-[.V4]" office:value-type="float" office:value="0.216350078582764" calcext:value-type="float">
            <text:p>0.216350078582764</text:p>
          </table:table-cell>
          <table:table-cell table:formula="of:=[.W3]-[.W4]" office:value-type="float" office:value="0.196660757064819" calcext:value-type="float">
            <text:p>0.196660757064819</text:p>
          </table:table-cell>
          <table:table-cell table:formula="of:=[.X3]-[.X4]" office:value-type="float" office:value="0.0519363880157471" calcext:value-type="float">
            <text:p>0.0519363880157471</text:p>
          </table:table-cell>
          <table:table-cell table:formula="of:=[.Y3]-[.Y4]" office:value-type="float" office:value="-0.51087951660157" calcext:value-type="float">
            <text:p>-0.51087951660157</text:p>
          </table:table-cell>
          <table:table-cell table:formula="of:=[.Z3]-[.Z4]" office:value-type="float" office:value="0.651149034500122" calcext:value-type="float">
            <text:p>0.651149034500122</text:p>
          </table:table-cell>
          <table:table-cell table:formula="of:=[.AA3]-[.AA4]" office:value-type="float" office:value="0.541580438613891" calcext:value-type="float">
            <text:p>0.541580438613891</text:p>
          </table:table-cell>
          <table:table-cell table:formula="of:=[.AB3]-[.AB4]" office:value-type="float" office:value="0.443825006484985" calcext:value-type="float">
            <text:p>0.443825006484985</text:p>
          </table:table-cell>
          <table:table-cell table:formula="of:=[.AC3]-[.AC4]" office:value-type="float" office:value="0.174190759658813" calcext:value-type="float">
            <text:p>0.174190759658813</text:p>
          </table:table-cell>
          <table:table-cell table:formula="of:=[.AD3]-[.AD4]" office:value-type="float" office:value="-0.53628158569336" calcext:value-type="float">
            <text:p>-0.53628158569336</text:p>
          </table:table-cell>
          <table:table-cell table:formula="of:=[.AE3]-[.AE4]" office:value-type="float" office:value="0.652243375778198" calcext:value-type="float">
            <text:p>0.652243375778198</text:p>
          </table:table-cell>
          <table:table-cell table:formula="of:=[.AF3]-[.AF4]" office:value-type="float" office:value="0.647746324539185" calcext:value-type="float">
            <text:p>0.647746324539185</text:p>
          </table:table-cell>
          <table:table-cell table:formula="of:=[.AG3]-[.AG4]" office:value-type="float" office:value="0.621140480041504" calcext:value-type="float">
            <text:p>0.621140480041504</text:p>
          </table:table-cell>
          <table:table-cell table:formula="of:=[.AH3]-[.AH4]" office:value-type="float" office:value="0.52011775970459" calcext:value-type="float">
            <text:p>0.52011775970459</text:p>
          </table:table-cell>
          <table:table-cell table:formula="of:=[.AI3]-[.AI4]" office:value-type="float" office:value="0.546830177307129" calcext:value-type="float">
            <text:p>0.546830177307129</text:p>
          </table:table-cell>
          <table:table-cell table:formula="of:=[.AJ3]-[.AJ4]" office:value-type="float" office:value="0.243089199066164" calcext:value-type="float">
            <text:p>0.243089199066164</text:p>
          </table:table-cell>
          <table:table-cell table:formula="of:=[.AK3]-[.AK4]" office:value-type="float" office:value="-0.52525186538696" calcext:value-type="float">
            <text:p>-0.52525186538696</text:p>
          </table:table-cell>
          <table:table-cell table:number-columns-repeated="16347"/>
        </table:table-row>
        <table:table-row table:style-name="ro1">
          <table:table-cell table:style-name="ce4" office:value-type="string" calcext:value-type="string">
            <text:p>Percent less time</text:p>
          </table:table-cell>
          <table:table-cell table:style-name="ce6" table:formula="of:=[.B4]/[.B3]" office:value-type="percentage" office:value="1.01072615731585" calcext:value-type="percentage">
            <text:p>101.07%</text:p>
          </table:table-cell>
          <table:table-cell table:style-name="ce6" table:formula="of:=[.C4]/[.C3]" office:value-type="percentage" office:value="0.999709076459671" calcext:value-type="percentage">
            <text:p>99.97%</text:p>
          </table:table-cell>
          <table:table-cell table:style-name="ce6" table:formula="of:=[.D4]/[.D3]" office:value-type="percentage" office:value="0.837423701677729" calcext:value-type="percentage">
            <text:p>83.74%</text:p>
          </table:table-cell>
          <table:table-cell table:style-name="ce6" table:formula="of:=[.E4]/[.E3]" office:value-type="percentage" office:value="0.835731856685572" calcext:value-type="percentage">
            <text:p>83.57%</text:p>
          </table:table-cell>
          <table:table-cell table:style-name="ce6" table:formula="of:=[.F4]/[.F3]" office:value-type="percentage" office:value="0.74172237151552" calcext:value-type="percentage">
            <text:p>74.17%</text:p>
          </table:table-cell>
          <table:table-cell table:style-name="ce6" table:formula="of:=[.G4]/[.G3]" office:value-type="percentage" office:value="0.911729903076409" calcext:value-type="percentage">
            <text:p>91.17%</text:p>
          </table:table-cell>
          <table:table-cell table:style-name="ce6" table:formula="of:=[.H4]/[.H3]" office:value-type="percentage" office:value="1.45489055356327" calcext:value-type="percentage">
            <text:p>145.49%</text:p>
          </table:table-cell>
          <table:table-cell table:style-name="ce6" table:formula="of:=[.I4]/[.I3]" office:value-type="percentage" office:value="0.970696884012994" calcext:value-type="percentage">
            <text:p>97.07%</text:p>
          </table:table-cell>
          <table:table-cell table:style-name="ce6" table:formula="of:=[.J4]/[.J3]" office:value-type="percentage" office:value="0.83806934015154" calcext:value-type="percentage">
            <text:p>83.81%</text:p>
          </table:table-cell>
          <table:table-cell table:style-name="ce6" table:formula="of:=[.K4]/[.K3]" office:value-type="percentage" office:value="0.741715724186863" calcext:value-type="percentage">
            <text:p>74.17%</text:p>
          </table:table-cell>
          <table:table-cell table:style-name="ce6" table:formula="of:=[.L4]/[.L3]" office:value-type="percentage" office:value="0.934582082993999" calcext:value-type="percentage">
            <text:p>93.46%</text:p>
          </table:table-cell>
          <table:table-cell table:style-name="ce6" table:formula="of:=[.M4]/[.M3]" office:value-type="percentage" office:value="1.42740009574414" calcext:value-type="percentage">
            <text:p>142.74%</text:p>
          </table:table-cell>
          <table:table-cell table:style-name="ce6" table:formula="of:=[.N4]/[.N3]" office:value-type="percentage" office:value="0.730104732812316" calcext:value-type="percentage">
            <text:p>73.01%</text:p>
          </table:table-cell>
          <table:table-cell table:style-name="ce6" table:formula="of:=[.O4]/[.O3]" office:value-type="percentage" office:value="0.601858484541863" calcext:value-type="percentage">
            <text:p>60.19%</text:p>
          </table:table-cell>
          <table:table-cell table:style-name="ce6" table:formula="of:=[.P4]/[.P3]" office:value-type="percentage" office:value="0.814953732412597" calcext:value-type="percentage">
            <text:p>81.50%</text:p>
          </table:table-cell>
          <table:table-cell table:style-name="ce6" table:formula="of:=[.Q4]/[.Q3]" office:value-type="percentage" office:value="0.85123213463159" calcext:value-type="percentage">
            <text:p>85.12%</text:p>
          </table:table-cell>
          <table:table-cell table:style-name="ce6" table:formula="of:=[.R4]/[.R3]" office:value-type="percentage" office:value="0.926867609007034" calcext:value-type="percentage">
            <text:p>92.69%</text:p>
          </table:table-cell>
          <table:table-cell table:style-name="ce6" table:formula="of:=[.S4]/[.S3]" office:value-type="percentage" office:value="1.44945755597105" calcext:value-type="percentage">
            <text:p>144.95%</text:p>
          </table:table-cell>
          <table:table-cell table:style-name="ce6" table:formula="of:=[.T4]/[.T3]" office:value-type="percentage" office:value="0.405934844393581" calcext:value-type="percentage">
            <text:p>40.59%</text:p>
          </table:table-cell>
          <table:table-cell table:style-name="ce6" table:formula="of:=[.U4]/[.U3]" office:value-type="percentage" office:value="0.362972159666428" calcext:value-type="percentage">
            <text:p>36.30%</text:p>
          </table:table-cell>
          <table:table-cell table:style-name="ce6" table:formula="of:=[.V4]/[.V3]" office:value-type="percentage" office:value="0.6079238071536" calcext:value-type="percentage">
            <text:p>60.79%</text:p>
          </table:table-cell>
          <table:table-cell table:style-name="ce6" table:formula="of:=[.W4]/[.W3]" office:value-type="percentage" office:value="0.80218668897274" calcext:value-type="percentage">
            <text:p>80.22%</text:p>
          </table:table-cell>
          <table:table-cell table:style-name="ce6" table:formula="of:=[.X4]/[.X3]" office:value-type="percentage" office:value="0.9128874659637" calcext:value-type="percentage">
            <text:p>91.29%</text:p>
          </table:table-cell>
          <table:table-cell table:style-name="ce6" table:formula="of:=[.Y4]/[.Y3]" office:value-type="percentage" office:value="1.4559925978323" calcext:value-type="percentage">
            <text:p>145.60%</text:p>
          </table:table-cell>
          <table:table-cell table:style-name="ce6" table:formula="of:=[.Z4]/[.Z3]" office:value-type="percentage" office:value="0.232096539690136" calcext:value-type="percentage">
            <text:p>23.21%</text:p>
          </table:table-cell>
          <table:table-cell table:style-name="ce6" table:formula="of:=[.AA4]/[.AA3]" office:value-type="percentage" office:value="0.393154385509352" calcext:value-type="percentage">
            <text:p>39.32%</text:p>
          </table:table-cell>
          <table:table-cell table:style-name="ce6" table:formula="of:=[.AB4]/[.AB3]" office:value-type="percentage" office:value="0.504071910940918" calcext:value-type="percentage">
            <text:p>50.41%</text:p>
          </table:table-cell>
          <table:table-cell table:style-name="ce6" table:formula="of:=[.AC4]/[.AC3]" office:value-type="percentage" office:value="0.820578415058458" calcext:value-type="percentage">
            <text:p>82.06%</text:p>
          </table:table-cell>
          <table:table-cell table:style-name="ce6" table:formula="of:=[.AD4]/[.AD3]" office:value-type="percentage" office:value="1.48433629871591" calcext:value-type="percentage">
            <text:p>148.43%</text:p>
          </table:table-cell>
          <table:table-cell table:style-name="ce6" table:formula="of:=[.AE4]/[.AE3]" office:value-type="percentage" office:value="0.181861028878075" calcext:value-type="percentage">
            <text:p>18.19%</text:p>
          </table:table-cell>
          <table:table-cell table:style-name="ce6" table:formula="of:=[.AF4]/[.AF3]" office:value-type="percentage" office:value="0.231361504206958" calcext:value-type="percentage">
            <text:p>23.14%</text:p>
          </table:table-cell>
          <table:table-cell table:style-name="ce6" table:formula="of:=[.AG4]/[.AG3]" office:value-type="percentage" office:value="0.281774212757323" calcext:value-type="percentage">
            <text:p>28.18%</text:p>
          </table:table-cell>
          <table:table-cell table:style-name="ce6" table:formula="of:=[.AH4]/[.AH3]" office:value-type="percentage" office:value="0.404460678328856" calcext:value-type="percentage">
            <text:p>40.45%</text:p>
          </table:table-cell>
          <table:table-cell table:style-name="ce6" table:formula="of:=[.AI4]/[.AI3]" office:value-type="percentage" office:value="0.450044851049198" calcext:value-type="percentage">
            <text:p>45.00%</text:p>
          </table:table-cell>
          <table:table-cell table:style-name="ce6" table:formula="of:=[.AJ4]/[.AJ3]" office:value-type="percentage" office:value="0.763424942485662" calcext:value-type="percentage">
            <text:p>76.34%</text:p>
          </table:table-cell>
          <table:table-cell table:style-name="ce6" table:formula="of:=[.AK4]/[.AK3]" office:value-type="percentage" office:value="1.46984047229176" calcext:value-type="percentage">
            <text:p>146.98%</text:p>
          </table:table-cell>
          <table:table-cell table:style-name="ce8" table:number-columns-repeated="1634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N = 6</text:p>
          </table:table-cell>
          <table:table-cell table:number-columns-repeated="32"/>
          <table:table-cell table:style-name="ce3" office:value-type="string" calcext:value-type="string">
            <text:p>TOTAL TIME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Option 0</text:p>
          </table:table-cell>
          <table:table-cell office:value-type="float" office:value="0.663942337036133" calcext:value-type="float">
            <text:p>0.663942337036133</text:p>
          </table:table-cell>
          <table:table-cell office:value-type="float" office:value="0.531294345855713" calcext:value-type="float">
            <text:p>0.531294345855713</text:p>
          </table:table-cell>
          <table:table-cell office:value-type="float" office:value="0.919736385345459" calcext:value-type="float">
            <text:p>0.919736385345459</text:p>
          </table:table-cell>
          <table:table-cell office:value-type="float" office:value="1.31462669372559" calcext:value-type="float">
            <text:p>1.31462669372559</text:p>
          </table:table-cell>
          <table:table-cell office:value-type="float" office:value="1.86821174621582" calcext:value-type="float">
            <text:p>1.86821174621582</text:p>
          </table:table-cell>
          <table:table-cell office:value-type="float" office:value="6.57749819755554" calcext:value-type="float">
            <text:p>6.57749819755554</text:p>
          </table:table-cell>
          <table:table-cell office:value-type="float" office:value="15.0206692218781" calcext:value-type="float">
            <text:p>15.0206692218781</text:p>
          </table:table-cell>
          <table:table-cell office:value-type="float" office:value="0.45207405090332" calcext:value-type="float">
            <text:p>0.45207405090332</text:p>
          </table:table-cell>
          <table:table-cell office:value-type="float" office:value="1.34174633026123" calcext:value-type="float">
            <text:p>1.34174633026123</text:p>
          </table:table-cell>
          <table:table-cell office:value-type="float" office:value="6.4588475227356" calcext:value-type="float">
            <text:p>6.4588475227356</text:p>
          </table:table-cell>
          <table:table-cell office:value-type="float" office:value="1.28692865371704" calcext:value-type="float">
            <text:p>1.28692865371704</text:p>
          </table:table-cell>
          <table:table-cell office:value-type="float" office:value="11.7815718650818" calcext:value-type="float">
            <text:p>11.7815718650818</text:p>
          </table:table-cell>
          <table:table-cell office:value-type="float" office:value="29.5207672119141" calcext:value-type="float">
            <text:p>29.5207672119141</text:p>
          </table:table-cell>
          <table:table-cell office:value-type="float" office:value="1.34295582771301" calcext:value-type="float">
            <text:p>1.34295582771301</text:p>
          </table:table-cell>
          <table:table-cell office:value-type="float" office:value="11.6559870243073" calcext:value-type="float">
            <text:p>11.6559870243073</text:p>
          </table:table-cell>
          <table:table-cell office:value-type="float" office:value="64.3531882762909" calcext:value-type="float">
            <text:p>64.3531882762909</text:p>
          </table:table-cell>
          <table:table-cell office:value-type="float" office:value="11.696958065033" calcext:value-type="float">
            <text:p>11.696958065033</text:p>
          </table:table-cell>
          <table:table-cell office:value-type="float" office:value="59.6137907505035" calcext:value-type="float">
            <text:p>59.6137907505035</text:p>
          </table:table-cell>
          <table:table-cell office:value-type="float" office:value="135.56932759285" calcext:value-type="float">
            <text:p>135.56932759285</text:p>
          </table:table-cell>
          <table:table-cell office:value-type="float" office:value="61.2790722846985" calcext:value-type="float">
            <text:p>61.2790722846985</text:p>
          </table:table-cell>
          <table:table-cell office:value-type="float" office:value="63.0208961963654" calcext:value-type="float">
            <text:p>63.0208961963654</text:p>
          </table:table-cell>
          <table:table-cell office:value-type="float" office:value="131.344523191452" calcext:value-type="float">
            <text:p>131.344523191452</text:p>
          </table:table-cell>
          <table:table-cell office:value-type="float" office:value="136.17133808136" calcext:value-type="float">
            <text:p>136.17133808136</text:p>
          </table:table-cell>
          <table:table-cell office:value-type="float" office:value="137.412017822266" calcext:value-type="float">
            <text:p>137.412017822266</text:p>
          </table:table-cell>
          <table:table-cell office:value-type="float" office:value="133.555859327316" calcext:value-type="float">
            <text:p>133.555859327316</text:p>
          </table:table-cell>
          <table:table-cell office:value-type="float" office:value="129.58743095398" calcext:value-type="float">
            <text:p>129.58743095398</text:p>
          </table:table-cell>
          <table:table-cell office:value-type="float" office:value="134.610949993134" calcext:value-type="float">
            <text:p>134.610949993134</text:p>
          </table:table-cell>
          <table:table-cell office:value-type="float" office:value="132.031766176224" calcext:value-type="float">
            <text:p>132.031766176224</text:p>
          </table:table-cell>
          <table:table-cell office:value-type="float" office:value="133.660202503204" calcext:value-type="float">
            <text:p>133.660202503204</text:p>
          </table:table-cell>
          <table:table-cell office:value-type="float" office:value="137.446812152863" calcext:value-type="float">
            <text:p>137.446812152863</text:p>
          </table:table-cell>
          <table:table-cell office:value-type="float" office:value="137.711415290833" calcext:value-type="float">
            <text:p>137.711415290833</text:p>
          </table:table-cell>
          <table:table-cell/>
          <table:table-cell table:formula="of:=SUM([.B11:.AF11])" office:value-type="float" office:value="1829.80240607262" calcext:value-type="float">
            <text:p>1829.80240607262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Option 1</text:p>
          </table:table-cell>
          <table:table-cell office:value-type="float" office:value="0.448580503463745" calcext:value-type="float">
            <text:p>0.448580503463745</text:p>
          </table:table-cell>
          <table:table-cell office:value-type="float" office:value="0.431195020675659" calcext:value-type="float">
            <text:p>0.431195020675659</text:p>
          </table:table-cell>
          <table:table-cell office:value-type="float" office:value="0.485874176025391" calcext:value-type="float">
            <text:p>0.485874176025391</text:p>
          </table:table-cell>
          <table:table-cell office:value-type="float" office:value="0.595969915390015" calcext:value-type="float">
            <text:p>0.595969915390015</text:p>
          </table:table-cell>
          <table:table-cell office:value-type="float" office:value="0.54035758972168" calcext:value-type="float">
            <text:p>0.54035758972168</text:p>
          </table:table-cell>
          <table:table-cell office:value-type="float" office:value="1.18019795417786" calcext:value-type="float">
            <text:p>1.18019795417786</text:p>
          </table:table-cell>
          <table:table-cell office:value-type="float" office:value="2.23124742507935" calcext:value-type="float">
            <text:p>2.23124742507935</text:p>
          </table:table-cell>
          <table:table-cell office:value-type="float" office:value="0.431073665618897" calcext:value-type="float">
            <text:p>0.431073665618897</text:p>
          </table:table-cell>
          <table:table-cell office:value-type="float" office:value="0.596142053604126" calcext:value-type="float">
            <text:p>0.596142053604126</text:p>
          </table:table-cell>
          <table:table-cell office:value-type="float" office:value="1.16513752937317" calcext:value-type="float">
            <text:p>1.16513752937317</text:p>
          </table:table-cell>
          <table:table-cell office:value-type="float" office:value="0.512585639953613" calcext:value-type="float">
            <text:p>0.512585639953613</text:p>
          </table:table-cell>
          <table:table-cell office:value-type="float" office:value="1.5690393447876" calcext:value-type="float">
            <text:p>1.5690393447876</text:p>
          </table:table-cell>
          <table:table-cell office:value-type="float" office:value="3.33733487129211" calcext:value-type="float">
            <text:p>3.33733487129211</text:p>
          </table:table-cell>
          <table:table-cell office:value-type="float" office:value="0.59746265411377" calcext:value-type="float">
            <text:p>0.59746265411377</text:p>
          </table:table-cell>
          <table:table-cell office:value-type="float" office:value="0.768570184707642" calcext:value-type="float">
            <text:p>0.768570184707642</text:p>
          </table:table-cell>
          <table:table-cell office:value-type="float" office:value="3.32837796211243" calcext:value-type="float">
            <text:p>3.32837796211243</text:p>
          </table:table-cell>
          <table:table-cell office:value-type="float" office:value="1.54553437232971" calcext:value-type="float">
            <text:p>1.54553437232971</text:p>
          </table:table-cell>
          <table:table-cell office:value-type="float" office:value="1.01979947090149" calcext:value-type="float">
            <text:p>1.01979947090149</text:p>
          </table:table-cell>
          <table:table-cell office:value-type="float" office:value="2.54925727844238" calcext:value-type="float">
            <text:p>2.54925727844238</text:p>
          </table:table-cell>
          <table:table-cell office:value-type="float" office:value="3.29091024398804" calcext:value-type="float">
            <text:p>3.29091024398804</text:p>
          </table:table-cell>
          <table:table-cell office:value-type="float" office:value="4.95547389984131" calcext:value-type="float">
            <text:p>4.95547389984131</text:p>
          </table:table-cell>
          <table:table-cell office:value-type="float" office:value="0.824481964111328" calcext:value-type="float">
            <text:p>0.824481964111328</text:p>
          </table:table-cell>
          <table:table-cell office:value-type="float" office:value="2.5509512424469" calcext:value-type="float">
            <text:p>2.5509512424469</text:p>
          </table:table-cell>
          <table:table-cell office:value-type="float" office:value="5.01248025894165" calcext:value-type="float">
            <text:p>5.01248025894165</text:p>
          </table:table-cell>
          <table:table-cell office:value-type="float" office:value="0.508217811584473" calcext:value-type="float">
            <text:p>0.508217811584473</text:p>
          </table:table-cell>
          <table:table-cell office:value-type="float" office:value="0.826219081878662" calcext:value-type="float">
            <text:p>0.826219081878662</text:p>
          </table:table-cell>
          <table:table-cell office:value-type="float" office:value="1.44280385971069" calcext:value-type="float">
            <text:p>1.44280385971069</text:p>
          </table:table-cell>
          <table:table-cell office:value-type="float" office:value="2.55588459968567" calcext:value-type="float">
            <text:p>2.55588459968567</text:p>
          </table:table-cell>
          <table:table-cell office:value-type="float" office:value="1.62969779968262" calcext:value-type="float">
            <text:p>1.62969779968262</text:p>
          </table:table-cell>
          <table:table-cell office:value-type="float" office:value="5.02042150497437" calcext:value-type="float">
            <text:p>5.02042150497437</text:p>
          </table:table-cell>
          <table:table-cell office:value-type="float" office:value="8.03244638442993" calcext:value-type="float">
            <text:p>8.03244638442993</text:p>
          </table:table-cell>
          <table:table-cell/>
          <table:table-cell table:formula="of:=SUM([.B12:.AF12])" office:value-type="float" office:value="59.9837262630463" calcext:value-type="float">
            <text:p>59.9837262630463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ifference</text:p>
          </table:table-cell>
          <table:table-cell table:formula="of:=[.B11]-[.B12]" office:value-type="float" office:value="0.215361833572388" calcext:value-type="float">
            <text:p>0.215361833572388</text:p>
          </table:table-cell>
          <table:table-cell table:formula="of:=[.C11]-[.C12]" office:value-type="float" office:value="0.100099325180054" calcext:value-type="float">
            <text:p>0.100099325180054</text:p>
          </table:table-cell>
          <table:table-cell table:formula="of:=[.D11]-[.D12]" office:value-type="float" office:value="0.433862209320068" calcext:value-type="float">
            <text:p>0.433862209320068</text:p>
          </table:table-cell>
          <table:table-cell table:formula="of:=[.E11]-[.E12]" office:value-type="float" office:value="0.718656778335575" calcext:value-type="float">
            <text:p>0.718656778335575</text:p>
          </table:table-cell>
          <table:table-cell table:formula="of:=[.F11]-[.F12]" office:value-type="float" office:value="1.32785415649414" calcext:value-type="float">
            <text:p>1.32785415649414</text:p>
          </table:table-cell>
          <table:table-cell table:formula="of:=[.G11]-[.G12]" office:value-type="float" office:value="5.39730024337768" calcext:value-type="float">
            <text:p>5.39730024337768</text:p>
          </table:table-cell>
          <table:table-cell table:formula="of:=[.H11]-[.H12]" office:value-type="float" office:value="12.7894217967987" calcext:value-type="float">
            <text:p>12.7894217967987</text:p>
          </table:table-cell>
          <table:table-cell table:formula="of:=[.I11]-[.I12]" office:value-type="float" office:value="0.021000385284423" calcext:value-type="float">
            <text:p>0.021000385284423</text:p>
          </table:table-cell>
          <table:table-cell table:formula="of:=[.J11]-[.J12]" office:value-type="float" office:value="0.745604276657104" calcext:value-type="float">
            <text:p>0.745604276657104</text:p>
          </table:table-cell>
          <table:table-cell table:formula="of:=[.K11]-[.K12]" office:value-type="float" office:value="5.29370999336243" calcext:value-type="float">
            <text:p>5.29370999336243</text:p>
          </table:table-cell>
          <table:table-cell table:formula="of:=[.L11]-[.L12]" office:value-type="float" office:value="0.774343013763427" calcext:value-type="float">
            <text:p>0.774343013763427</text:p>
          </table:table-cell>
          <table:table-cell table:formula="of:=[.M11]-[.M12]" office:value-type="float" office:value="10.2125325202942" calcext:value-type="float">
            <text:p>10.2125325202942</text:p>
          </table:table-cell>
          <table:table-cell table:formula="of:=[.N11]-[.N12]" office:value-type="float" office:value="26.183432340622" calcext:value-type="float">
            <text:p>26.183432340622</text:p>
          </table:table-cell>
          <table:table-cell table:formula="of:=[.O11]-[.O12]" office:value-type="float" office:value="0.74549317359924" calcext:value-type="float">
            <text:p>0.74549317359924</text:p>
          </table:table-cell>
          <table:table-cell table:formula="of:=[.P11]-[.P12]" office:value-type="float" office:value="10.8874168395997" calcext:value-type="float">
            <text:p>10.8874168395997</text:p>
          </table:table-cell>
          <table:table-cell table:formula="of:=[.Q11]-[.Q12]" office:value-type="float" office:value="61.0248103141785" calcext:value-type="float">
            <text:p>61.0248103141785</text:p>
          </table:table-cell>
          <table:table-cell table:formula="of:=[.R11]-[.R12]" office:value-type="float" office:value="10.1514236927033" calcext:value-type="float">
            <text:p>10.1514236927033</text:p>
          </table:table-cell>
          <table:table-cell table:formula="of:=[.S11]-[.S12]" office:value-type="float" office:value="58.593991279602" calcext:value-type="float">
            <text:p>58.593991279602</text:p>
          </table:table-cell>
          <table:table-cell table:formula="of:=[.T11]-[.T12]" office:value-type="float" office:value="133.020070314408" calcext:value-type="float">
            <text:p>133.020070314408</text:p>
          </table:table-cell>
          <table:table-cell table:formula="of:=[.U11]-[.U12]" office:value-type="float" office:value="57.9881620407105" calcext:value-type="float">
            <text:p>57.9881620407105</text:p>
          </table:table-cell>
          <table:table-cell table:formula="of:=[.V11]-[.V12]" office:value-type="float" office:value="58.0654222965241" calcext:value-type="float">
            <text:p>58.0654222965241</text:p>
          </table:table-cell>
          <table:table-cell table:formula="of:=[.W11]-[.W12]" office:value-type="float" office:value="130.520041227341" calcext:value-type="float">
            <text:p>130.520041227341</text:p>
          </table:table-cell>
          <table:table-cell table:formula="of:=[.X11]-[.X12]" office:value-type="float" office:value="133.620386838913" calcext:value-type="float">
            <text:p>133.620386838913</text:p>
          </table:table-cell>
          <table:table-cell table:formula="of:=[.Y11]-[.Y12]" office:value-type="float" office:value="132.399537563324" calcext:value-type="float">
            <text:p>132.399537563324</text:p>
          </table:table-cell>
          <table:table-cell table:formula="of:=[.Z11]-[.Z12]" office:value-type="float" office:value="133.047641515732" calcext:value-type="float">
            <text:p>133.047641515732</text:p>
          </table:table-cell>
          <table:table-cell table:formula="of:=[.AA11]-[.AA12]" office:value-type="float" office:value="128.761211872101" calcext:value-type="float">
            <text:p>128.761211872101</text:p>
          </table:table-cell>
          <table:table-cell table:formula="of:=[.AB11]-[.AB12]" office:value-type="float" office:value="133.168146133423" calcext:value-type="float">
            <text:p>133.168146133423</text:p>
          </table:table-cell>
          <table:table-cell table:formula="of:=[.AC11]-[.AC12]" office:value-type="float" office:value="129.475881576538" calcext:value-type="float">
            <text:p>129.475881576538</text:p>
          </table:table-cell>
          <table:table-cell table:formula="of:=[.AD11]-[.AD12]" office:value-type="float" office:value="132.030504703521" calcext:value-type="float">
            <text:p>132.030504703521</text:p>
          </table:table-cell>
          <table:table-cell table:formula="of:=[.AE11]-[.AE12]" office:value-type="float" office:value="132.426390647889" calcext:value-type="float">
            <text:p>132.426390647889</text:p>
          </table:table-cell>
          <table:table-cell table:formula="of:=[.AF11]-[.AF12]" office:value-type="float" office:value="129.678968906403" calcext:value-type="float">
            <text:p>129.678968906403</text:p>
          </table:table-cell>
          <table:table-cell table:number-columns-repeated="16352"/>
        </table:table-row>
        <table:table-row table:style-name="ro1">
          <table:table-cell table:style-name="ce5" office:value-type="string" calcext:value-type="string">
            <text:p>Percent less time</text:p>
          </table:table-cell>
          <table:table-cell table:style-name="ce7" table:formula="of:=[.B12]/[.B11]" office:value-type="percentage" office:value="0.67563172046872" calcext:value-type="percentage">
            <text:p>67.56%</text:p>
          </table:table-cell>
          <table:table-cell table:style-name="ce7" table:formula="of:=[.C12]/[.C11]" office:value-type="percentage" office:value="0.811593467988386" calcext:value-type="percentage">
            <text:p>81.16%</text:p>
          </table:table-cell>
          <table:table-cell table:style-name="ce7" table:formula="of:=[.D12]/[.D11]" office:value-type="percentage" office:value="0.528275475198139" calcext:value-type="percentage">
            <text:p>52.83%</text:p>
          </table:table-cell>
          <table:table-cell table:style-name="ce7" table:formula="of:=[.E12]/[.E11]" office:value-type="percentage" office:value="0.453337756059909" calcext:value-type="percentage">
            <text:p>45.33%</text:p>
          </table:table-cell>
          <table:table-cell table:style-name="ce7" table:formula="of:=[.F12]/[.F11]" office:value-type="percentage" office:value="0.28923787189338" calcext:value-type="percentage">
            <text:p>28.92%</text:p>
          </table:table-cell>
          <table:table-cell table:style-name="ce7" table:formula="of:=[.G12]/[.G11]" office:value-type="percentage" office:value="0.179429612708441" calcext:value-type="percentage">
            <text:p>17.94%</text:p>
          </table:table-cell>
          <table:table-cell table:style-name="ce7" table:formula="of:=[.H12]/[.H11]" office:value-type="percentage" office:value="0.148545140840294" calcext:value-type="percentage">
            <text:p>14.85%</text:p>
          </table:table-cell>
          <table:table-cell table:style-name="ce7" table:formula="of:=[.I12]/[.I11]" office:value-type="percentage" office:value="0.953546581046929" calcext:value-type="percentage">
            <text:p>95.35%</text:p>
          </table:table-cell>
          <table:table-cell table:style-name="ce7" table:formula="of:=[.J12]/[.J11]" office:value-type="percentage" office:value="0.444303099743199" calcext:value-type="percentage">
            <text:p>44.43%</text:p>
          </table:table-cell>
          <table:table-cell table:style-name="ce7" table:formula="of:=[.K12]/[.K11]" office:value-type="percentage" office:value="0.180394029317429" calcext:value-type="percentage">
            <text:p>18.04%</text:p>
          </table:table-cell>
          <table:table-cell table:style-name="ce7" table:formula="of:=[.L12]/[.L11]" office:value-type="percentage" office:value="0.398301520813225" calcext:value-type="percentage">
            <text:p>39.83%</text:p>
          </table:table-cell>
          <table:table-cell table:style-name="ce7" table:formula="of:=[.M12]/[.M11]" office:value-type="percentage" office:value="0.13317742002134" calcext:value-type="percentage">
            <text:p>13.32%</text:p>
          </table:table-cell>
          <table:table-cell table:style-name="ce7" table:formula="of:=[.N12]/[.N11]" office:value-type="percentage" office:value="0.113050411167675" calcext:value-type="percentage">
            <text:p>11.31%</text:p>
          </table:table-cell>
          <table:table-cell table:style-name="ce7" table:formula="of:=[.O12]/[.O11]" office:value-type="percentage" office:value="0.444886303618205" calcext:value-type="percentage">
            <text:p>44.49%</text:p>
          </table:table-cell>
          <table:table-cell table:style-name="ce7" table:formula="of:=[.P12]/[.P11]" office:value-type="percentage" office:value="0.0659378037316681" calcext:value-type="percentage">
            <text:p>6.59%</text:p>
          </table:table-cell>
          <table:table-cell table:style-name="ce7" table:formula="of:=[.Q12]/[.Q11]" office:value-type="percentage" office:value="0.0517204827183158" calcext:value-type="percentage">
            <text:p>5.17%</text:p>
          </table:table-cell>
          <table:table-cell table:style-name="ce7" table:formula="of:=[.R12]/[.R11]" office:value-type="percentage" office:value="0.1321313083057" calcext:value-type="percentage">
            <text:p>13.21%</text:p>
          </table:table-cell>
          <table:table-cell table:style-name="ce7" table:formula="of:=[.S12]/[.S11]" office:value-type="percentage" office:value="0.0171067710686201" calcext:value-type="percentage">
            <text:p>1.71%</text:p>
          </table:table-cell>
          <table:table-cell table:style-name="ce7" table:formula="of:=[.T12]/[.T11]" office:value-type="percentage" office:value="0.0188040858777324" calcext:value-type="percentage">
            <text:p>1.88%</text:p>
          </table:table-cell>
          <table:table-cell table:style-name="ce7" table:formula="of:=[.U12]/[.U11]" office:value-type="percentage" office:value="0.0537036564244753" calcext:value-type="percentage">
            <text:p>5.37%</text:p>
          </table:table-cell>
          <table:table-cell table:style-name="ce7" table:formula="of:=[.V12]/[.V11]" office:value-type="percentage" office:value="0.0786322346861057" calcext:value-type="percentage">
            <text:p>7.86%</text:p>
          </table:table-cell>
          <table:table-cell table:style-name="ce7" table:formula="of:=[.W12]/[.W11]" office:value-type="percentage" office:value="0.00627724661887528" calcext:value-type="percentage">
            <text:p>0.63%</text:p>
          </table:table-cell>
          <table:table-cell table:style-name="ce7" table:formula="of:=[.X12]/[.X11]" office:value-type="percentage" office:value="0.0187333933733012" calcext:value-type="percentage">
            <text:p>1.87%</text:p>
          </table:table-cell>
          <table:table-cell table:style-name="ce7" table:formula="of:=[.Y12]/[.Y11]" office:value-type="percentage" office:value="0.0364777429105582" calcext:value-type="percentage">
            <text:p>3.65%</text:p>
          </table:table-cell>
          <table:table-cell table:style-name="ce7" table:formula="of:=[.Z12]/[.Z11]" office:value-type="percentage" office:value="0.00380528277938703" calcext:value-type="percentage">
            <text:p>0.38%</text:p>
          </table:table-cell>
          <table:table-cell table:style-name="ce7" table:formula="of:=[.AA12]/[.AA11]" office:value-type="percentage" office:value="0.00637576558001276" calcext:value-type="percentage">
            <text:p>0.64%</text:p>
          </table:table-cell>
          <table:table-cell table:style-name="ce7" table:formula="of:=[.AB12]/[.AB11]" office:value-type="percentage" office:value="0.010718324622063" calcext:value-type="percentage">
            <text:p>1.07%</text:p>
          </table:table-cell>
          <table:table-cell table:style-name="ce7" table:formula="of:=[.AC12]/[.AC11]" office:value-type="percentage" office:value="0.0193581035360408" calcext:value-type="percentage">
            <text:p>1.94%</text:p>
          </table:table-cell>
          <table:table-cell table:style-name="ce7" table:formula="of:=[.AD12]/[.AD11]" office:value-type="percentage" office:value="0.0121928425152846" calcext:value-type="percentage">
            <text:p>1.22%</text:p>
          </table:table-cell>
          <table:table-cell table:style-name="ce7" table:formula="of:=[.AE12]/[.AE11]" office:value-type="percentage" office:value="0.0365262855233839" calcext:value-type="percentage">
            <text:p>3.65%</text:p>
          </table:table-cell>
          <table:table-cell table:style-name="ce7" table:formula="of:=[.AF12]/[.AF11]" office:value-type="percentage" office:value="0.0583281085846531" calcext:value-type="percentage">
            <text:p>5.83%</text:p>
          </table:table-cell>
          <table:table-cell table:style-name="ce7" table:number-columns-repeated="1635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7"/>
          <table:table-cell table:style-name="ce9" table:number-columns-repeated="16347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7:Sheet1.AK7">
            <calcext:color-scale>
              <calcext:color-scale-entry calcext:value="0" calcext:type="number" calcext:color="#3faf46"/>
              <calcext:color-scale-entry calcext:value="1" calcext:type="number" calcext:color="#ffffff"/>
              <calcext:color-scale-entry calcext:value="2" calcext:type="number" calcext:color="#ff3838"/>
            </calcext:color-scale>
          </calcext:conditional-format>
          <calcext:conditional-format calcext:target-range-address="Sheet1.A15:Sheet1.A15 Sheet1.A7:Sheet1.XFD7">
            <calcext:color-scale>
              <calcext:color-scale-entry calcext:value="0" calcext:type="number" calcext:color="#77bc65"/>
              <calcext:color-scale-entry calcext:value="1" calcext:type="number" calcext:color="#ffffff"/>
              <calcext:color-scale-entry calcext:value="2" calcext:type="number" calcext:color="#ff3838"/>
            </calcext:color-scale>
          </calcext:conditional-format>
          <calcext:conditional-format calcext:target-range-address="Sheet1.A15:Sheet1.XFD15">
            <calcext:color-scale>
              <calcext:color-scale-entry calcext:value="0" calcext:type="number" calcext:color="#77bc65"/>
              <calcext:color-scale-entry calcext:value="1" calcext:type="number" calcext:color="#ffffff"/>
              <calcext:color-scale-entry calcext:value="2" calcext:type="number" calcext:color="#ff3838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31">
      <number:number number:decimal-places="16" number:min-decimal-places="16" number:min-integer-digits="1"/>
    </number:number-style>
    <number:number-style style:name="N132">
      <number:number number:decimal-places="17" number:min-decimal-places="17" number:min-integer-digits="1"/>
    </number:number-style>
    <number:number-style style:name="N133">
      <number:number number:decimal-places="18" number:min-decimal-places="18" number:min-integer-digits="1"/>
    </number:number-style>
    <number:number-style style:name="N134">
      <number:number number:decimal-places="19" number:min-decimal-places="19" number:min-integer-digits="1"/>
    </number:number-style>
    <number:number-style style:name="N135">
      <number:number number:decimal-places="20" number:min-decimal-places="20" number:min-integer-digits="1"/>
    </number:number-style>
    <number:number-style style:name="N136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 style:data-style-name="N2" text:time-value="11:23:22.4358023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6:47:22.183981399</meta:creation-date>
    <dc:date>2024-10-11T11:25:43.958674244</dc:date>
    <meta:editing-duration>PT5M11S</meta:editing-duration>
    <meta:editing-cycles>3</meta:editing-cycles>
    <meta:generator>LibreOffice/24.2.6.2$Linux_X86_64 LibreOffice_project/8e9a753d9daaea75c34b417ba1bdf556bf2fc5b3</meta:generator>
    <meta:document-statistic meta:table-count="1" meta:cell-count="284" meta:object-count="0"/>
  </office:meta>
</office:document-meta>
</file>